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10d32e" officeooo:paragraph-rsid="0010d32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1942bf" officeooo:paragraph-rsid="001942b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fo:font-size="11pt" fo:language="zxx" fo:country="none" style:text-underline-style="none" fo:font-weight="normal" officeooo:rsid="0010d32e" officeooo:paragraph-rsid="0010d32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zxx" fo:country="none" style:text-underline-style="none" fo:font-weight="normal" officeooo:rsid="0010d32e" officeooo:paragraph-rsid="0019c91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zxx" fo:country="none" style:text-underline-style="none" fo:font-weight="normal" officeooo:rsid="0010d32e" officeooo:paragraph-rsid="001b26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zxx" fo:country="none" style:text-underline-style="none" fo:font-weight="normal" officeooo:rsid="0019c91c" officeooo:paragraph-rsid="0019c91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style:text-underline-style="solid" style:text-underline-width="auto" style:text-underline-color="font-color" fo:font-weight="bold" officeooo:rsid="0019c91c" officeooo:paragraph-rsid="0019c91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fo:font-size="12pt" fo:language="zxx" fo:country="none" style:text-underline-style="none" fo:font-weight="normal" officeooo:rsid="0019c91c" officeooo:paragraph-rsid="0019c91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1pt" fo:language="zxx" fo:country="none" style:text-underline-style="none" fo:font-weight="normal" officeooo:rsid="0010d32e" officeooo:paragraph-rsid="001b267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1942bf"/>
    </style:style>
    <style:style style:name="T2" style:family="text">
      <style:text-properties officeooo:rsid="0019c91c"/>
    </style:style>
    <style:style style:name="T3" style:family="text">
      <style:text-properties fo:font-variant="normal" fo:text-transform="none" fo:color="#202122" fo:letter-spacing="normal"/>
    </style:style>
    <style:style style:name="T4" style:family="text">
      <style:text-properties fo:font-variant="normal" fo:text-transform="none" fo:color="#202122" fo:letter-spacing="normal" officeooo:rsid="0019c91c"/>
    </style:style>
    <style:style style:name="T5" style:family="text">
      <style:text-properties fo:font-variant="normal" fo:text-transform="none" fo:color="#202122" fo:letter-spacing="normal" officeooo:rsid="001b2677"/>
    </style:style>
    <style:style style:name="T6" style:family="text">
      <style:text-properties fo:font-variant="normal" fo:text-transform="none" fo:color="#202122" fo:letter-spacing="normal" officeooo:rsid="001c7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text:span text:style-name="T1">Script</text:span> Basics:</text:p>
      <text:p text:style-name="P1"/>
      <text:p text:style-name="P3"><text:span text:style-name="T3">–</text:span> <text:span text:style-name="T2">JavaScript is used is web development.</text:span></text:p>
      <text:p text:style-name="P3"/>
      <text:p text:style-name="P5"><text:span text:style-name="T3">–</text:span><text:span text:style-name="T5"> It one of the core technologies of the World Wide Web, alongside HTML and CSS. 98% of websites use JavaScript.</text:span></text:p>
      <text:p text:style-name="P5"><text:span text:style-name="T5"/></text:p>
      <text:p text:style-name="P5"><text:span text:style-name="T5">– </text:span><text:span text:style-name="T6">Put a semi-colon ';' at the end of each line, like in Java.</text:span></text:p>
      <text:p text:style-name="P3"/>
      <text:p text:style-name="P2">Code Examples:</text:p>
      <text:p text:style-name="P2"/>
      <text:p text:style-name="P7">Hello World Code:</text:p>
      <text:p text:style-name="P7"/>
      <text:p text:style-name="P6">console.log('Hello world! This is considerably easier than Java.')</text:p>
      <text:p text:style-name="P6"/>
      <text:p text:style-name="P7">Explanation:</text:p>
      <text:p text:style-name="P7"/>
      <text:p text:style-name="P4"><text:span text:style-name="T3">– </text:span><text:span text:style-name="T4">Line #1 prints 'Hello world! This is considerably easier than Java.'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6S</meta:editing-duration>
    <meta:editing-cycles>8</meta:editing-cycles>
    <meta:generator>LibreOffice/5.0.4.2$Windows_x86 LibreOffice_project/2b9802c1994aa0b7dc6079e128979269cf95bc78</meta:generator>
    <dc:date>2022-07-04T12:17:50.122000000</dc:date>
    <meta:document-statistic meta:table-count="0" meta:image-count="0" meta:object-count="0" meta:page-count="1" meta:paragraph-count="9" meta:word-count="66" meta:character-count="410" meta:non-whitespace-character-count="349"/>
    <meta:user-defined meta:name="Info 1"/>
    <meta:user-defined meta:name="Info 2"/>
    <meta:user-defined meta:name="Info 3"/>
    <meta:user-defined meta:name="Info 4"/>
  </office:meta>
</office:document-meta>
</file>